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D0000016D5F46B400AB4E0F59.png" manifest:media-type="image/png"/>
  <manifest:file-entry manifest:full-path="Pictures/10000001000001BD0000016D500035EEE1BA4D0D.png" manifest:media-type="image/png"/>
  <manifest:file-entry manifest:full-path="Pictures/10000001000001BD0000016DB2B83A6ACD780535.png" manifest:media-type="image/png"/>
  <manifest:file-entry manifest:full-path="Pictures/10000001000001BD0000016D59EDAF55342331EC.png" manifest:media-type="image/png"/>
  <manifest:file-entry manifest:full-path="Pictures/10000001000001BD0000016D6C9332041A03AC8D.png" manifest:media-type="image/png"/>
  <manifest:file-entry manifest:full-path="Pictures/10000001000001BD0000016D03E615801E3E8957.png" manifest:media-type="image/png"/>
  <manifest:file-entry manifest:full-path="Pictures/10000001000001BD0000016D4505BD648584580C.png" manifest:media-type="image/png"/>
  <manifest:file-entry manifest:full-path="Pictures/10000001000001FA0000016D3F7E381583E13A7F.png" manifest:media-type="image/png"/>
  <manifest:file-entry manifest:full-path="Pictures/10000001000001BD0000016D4CEFD68A58B3F832.png" manifest:media-type="image/png"/>
  <manifest:file-entry manifest:full-path="Pictures/10000001000001BD0000016DDED80EDAD6844957.png" manifest:media-type="image/png"/>
  <manifest:file-entry manifest:full-path="Pictures/10000001000001BD0000016DE7FB9A9FEAF3259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.01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0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267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9ab47" draw:textarea-horizontal-align="justify" draw:textarea-vertical-align="middle" draw:auto-grow-height="false" fo:min-height="1.248cm" fo:min-width="0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000000" loext:opacity="100%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ec572f" loext:opacity="100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ec572f" loext:opacity="100%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ec572f" loext:opacity="100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000000" loext:opacity="100%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9ab47" loext:opacity="100%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8" style:family="paragraph">
      <loext:graphic-properties draw:fill="none"/>
    </style:style>
    <style:style style:name="P9" style:family="paragraph">
      <style:paragraph-properties fo:text-align="center"/>
      <style:text-properties fo:font-size="26pt" style:font-size-asian="26pt" style:font-size-complex="26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9ab47" loext:opacity="100%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loext:graphic-properties draw:fill-color="#f9ab47"/>
      <style:paragraph-properties fo:text-align="center"/>
    </style:style>
    <style:style style:name="T1" style:family="text">
      <style:text-properties fo:color="#000000" loext:opacity="100%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" style:family="text">
      <style:text-properties fo:color="#ec572f" loext:opacity="100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" style:family="text">
      <style:text-properties fo:color="#ec572f" loext:opacity="100%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ec572f" loext:opacity="100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color="#000000" loext:opacity="100%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color="#f9ab47" loext:opacity="10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color="#f9ab47" loext:opacity="100%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44cm" svg:height="1.268cm" svg:x="0.79cm" svg:y="10.6cm">
          <draw:text-box>
            <text:p text:style-name="P1"><text:span text:style-name="T1">AUC = 0.86 </text:span></text:p>
          </draw:text-box>
        </draw:frame>
        <draw:frame draw:style-name="gr1" draw:text-style-name="P3" draw:layer="layout" svg:width="6.975cm" svg:height="1.268cm" draw:transform="rotate (1.5707963267949) translate (-0.1cm 9.943cm)">
          <draw:text-box>
            <text:p text:style-name="P1"><text:span text:style-name="T2">F. sylvatica</text:span></text:p>
          </draw:text-box>
        </draw:frame>
        <draw:frame draw:style-name="gr1" draw:text-style-name="P3" draw:layer="layout" svg:width="6.722cm" svg:height="1.268cm" draw:transform="rotate (1.5707963267949) translate (-0.1cm 17.065cm)">
          <draw:text-box>
            <text:p text:style-name="P1"><text:span text:style-name="T2">Q. ilex</text:span></text:p>
          </draw:text-box>
        </draw:frame>
        <draw:frame draw:style-name="gr1" draw:text-style-name="P4" draw:layer="layout" svg:width="6.978cm" svg:height="1.268cm" svg:x="19.057cm" svg:y="1.7cm">
          <draw:text-box>
            <text:p text:style-name="P1"><text:span text:style-name="T3">Forward calibration</text:span></text:p>
          </draw:text-box>
        </draw:frame>
        <draw:frame draw:style-name="gr1" draw:text-style-name="P5" draw:layer="layout" svg:width="6.978cm" svg:height="1.268cm" svg:x="26.922cm" svg:y="1.7cm">
          <draw:text-box>
            <text:p text:style-name="P1"><text:span text:style-name="T4">CMA-ES calibration</text:span></text:p>
          </draw:text-box>
        </draw:frame>
        <draw:frame draw:style-name="gr1" draw:text-style-name="P2" draw:layer="layout" svg:width="4.44cm" svg:height="1.268cm" svg:x="18.422cm" svg:y="3.222cm">
          <draw:text-box>
            <text:p text:style-name="P1"><text:span text:style-name="T1">AUC = 0.73 </text:span></text:p>
          </draw:text-box>
        </draw:frame>
        <draw:frame draw:style-name="gr2" draw:text-style-name="P2" draw:layer="layout" svg:width="4.44cm" svg:height="1.269cm" svg:x="18.422cm" svg:y="10.597cm">
          <draw:text-box>
            <text:p text:style-name="P1"><text:span text:style-name="T1">AUC = 0.7 </text:span></text:p>
          </draw:text-box>
        </draw:frame>
        <draw:frame draw:style-name="gr1" draw:text-style-name="P6" draw:layer="layout" svg:width="4.439cm" svg:height="1.268cm" svg:x="26.289cm" svg:y="3.222cm">
          <draw:text-box>
            <text:p text:style-name="P1"><text:span text:style-name="T5">AUC = 0.92 </text:span></text:p>
          </draw:text-box>
        </draw:frame>
        <draw:frame draw:style-name="gr2" draw:text-style-name="P6" draw:layer="layout" svg:width="4.439cm" svg:height="1.269cm" svg:x="26.289cm" svg:y="10.597cm">
          <draw:text-box>
            <text:p text:style-name="P1"><text:span text:style-name="T5">AUC = 0.95 </text:span></text:p>
          </draw:text-box>
        </draw:frame>
        <draw:frame draw:style-name="gr3" draw:text-style-name="P7" draw:layer="layout" svg:width="15cm" svg:height="1.517cm" svg:x="1cm" svg:y="-0.124cm">
          <draw:text-box>
            <text:p text:style-name="P1"><text:span text:style-name="T6">PHENOFIT</text:span></text:p>
          </draw:text-box>
        </draw:frame>
        <draw:frame draw:style-name="gr3" draw:text-style-name="P7" draw:layer="layout" svg:width="15cm" svg:height="1.517cm" svg:x="19cm" svg:y="-0.124cm">
          <draw:text-box>
            <text:p text:style-name="P1"><text:span text:style-name="T6">CASTANEA</text:span></text:p>
          </draw:text-box>
        </draw:frame>
        <draw:frame draw:style-name="gr4" draw:text-style-name="P8" draw:layer="layout" svg:width="6.96cm" svg:height="6.75cm" svg:x="19.06cm" svg:y="2.97cm">
          <draw:image xlink:href="Pictures/10000001000001BD0000016D5F46B400AB4E0F59.png" xlink:type="simple" xlink:show="embed" xlink:actuate="onLoad" draw:mime-type="image/png">
            <text:p/>
          </draw:image>
        </draw:frame>
        <draw:frame draw:style-name="gr4" draw:text-style-name="P8" draw:layer="layout" svg:width="6.96cm" svg:height="6.75cm" svg:x="19.06cm" svg:y="10.34cm">
          <draw:image xlink:href="Pictures/10000001000001BD0000016D59EDAF55342331EC.png" xlink:type="simple" xlink:show="embed" xlink:actuate="onLoad" draw:mime-type="image/png">
            <text:p/>
          </draw:image>
        </draw:frame>
        <draw:frame draw:style-name="gr4" draw:text-style-name="P8" draw:layer="layout" svg:width="6.96cm" svg:height="6.75cm" svg:x="26.92cm" svg:y="10.34cm">
          <draw:image xlink:href="Pictures/10000001000001BD0000016D6C9332041A03AC8D.png" xlink:type="simple" xlink:show="embed" xlink:actuate="onLoad" draw:mime-type="image/png">
            <text:p/>
          </draw:image>
        </draw:frame>
        <draw:frame draw:style-name="gr4" draw:text-style-name="P8" draw:layer="layout" svg:width="6.96cm" svg:height="6.75cm" svg:x="26.91cm" svg:y="2.97cm">
          <draw:image xlink:href="Pictures/10000001000001BD0000016D4505BD648584580C.png" xlink:type="simple" xlink:show="embed" xlink:actuate="onLoad" draw:mime-type="image/png">
            <text:p/>
          </draw:image>
        </draw:frame>
        <draw:frame draw:style-name="gr1" draw:text-style-name="P3" draw:layer="layout" svg:width="6.722cm" svg:height="1.268cm" draw:transform="rotate (1.5707963267949) translate (-0.1cm 24.365cm)">
          <draw:text-box>
            <text:p text:style-name="P1"><text:span text:style-name="T2">A. alba</text:span></text:p>
          </draw:text-box>
        </draw:frame>
        <draw:frame draw:style-name="gr2" draw:text-style-name="P2" draw:layer="layout" svg:width="4.44cm" svg:height="1.269cm" svg:x="18.422cm" svg:y="17.897cm">
          <draw:text-box>
            <text:p text:style-name="P1"><text:span text:style-name="T1">AUC = 0.8 </text:span></text:p>
          </draw:text-box>
        </draw:frame>
        <draw:frame draw:style-name="gr2" draw:text-style-name="P6" draw:layer="layout" svg:width="4.439cm" svg:height="1.269cm" svg:x="26.289cm" svg:y="17.897cm">
          <draw:text-box>
            <text:p text:style-name="P1"><text:span text:style-name="T5">AUC = X </text:span></text:p>
          </draw:text-box>
        </draw:frame>
        <draw:frame draw:style-name="gr4" draw:text-style-name="P8" draw:layer="layout" svg:width="6.98cm" svg:height="6.76cm" svg:x="19.06cm" svg:y="17.64cm">
          <draw:image xlink:href="Pictures/10000001000001FA0000016D3F7E381583E13A7F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frame draw:style-name="gr4" draw:text-style-name="P8" draw:layer="layout" svg:width="6.978cm" svg:height="6.747cm" svg:x="1.523cm" svg:y="0.969cm">
          <draw:image xlink:href="Pictures/10000001000001BD0000016D4CEFD68A58B3F832.png" xlink:type="simple" xlink:show="embed" xlink:actuate="onLoad" draw:mime-type="image/png">
            <text:p/>
          </draw:image>
        </draw:frame>
        <draw:frame draw:style-name="gr1" draw:text-style-name="P2" draw:layer="layout" svg:width="4.439cm" svg:height="1.268cm" svg:x="0.89cm" svg:y="1.223cm">
          <draw:text-box>
            <text:p text:style-name="P1"><text:span text:style-name="T1">AUC = 0.79 </text:span></text:p>
          </draw:text-box>
        </draw:frame>
        <draw:frame draw:style-name="gr2" draw:text-style-name="P6" draw:layer="layout" svg:width="4.439cm" svg:height="1.269cm" svg:x="9.551cm" svg:y="1.221cm">
          <draw:text-box>
            <text:p text:style-name="P1"><text:span text:style-name="T5">AUC = 0.91 </text:span></text:p>
          </draw:text-box>
        </draw:frame>
        <draw:frame draw:style-name="gr4" draw:text-style-name="P8" draw:layer="layout" svg:width="6.978cm" svg:height="6.747cm" svg:x="10.191cm" svg:y="0.971cm">
          <draw:image xlink:href="Pictures/10000001000001BD0000016D500035EEE1BA4D0D.png" xlink:type="simple" xlink:show="embed" xlink:actuate="onLoad" draw:mime-type="image/png">
            <text:p/>
          </draw:image>
        </draw:frame>
        <draw:frame draw:style-name="gr4" draw:text-style-name="P8" draw:layer="layout" svg:width="6.976cm" svg:height="6.747cm" svg:x="19.521cm" svg:y="0.94cm">
          <draw:image xlink:href="Pictures/10000001000001BD0000016D03E615801E3E8957.png" xlink:type="simple" xlink:show="embed" xlink:actuate="onLoad" draw:mime-type="image/png">
            <text:p/>
          </draw:image>
        </draw:frame>
        <draw:frame draw:style-name="gr1" draw:text-style-name="P2" draw:layer="layout" svg:width="4.44cm" svg:height="1.268cm" svg:x="18.891cm" svg:y="1.2cm">
          <draw:text-box>
            <text:p text:style-name="P1"><text:span text:style-name="T1">AUC = 0.86 </text:span></text:p>
          </draw:text-box>
        </draw:frame>
        <draw:frame draw:style-name="gr4" draw:text-style-name="P8" draw:layer="layout" svg:width="6.976cm" svg:height="6.747cm" svg:x="28.19cm" svg:y="0.943cm">
          <draw:image xlink:href="Pictures/10000001000001BD0000016DB2B83A6ACD780535.png" xlink:type="simple" xlink:show="embed" xlink:actuate="onLoad" draw:mime-type="image/png">
            <text:p/>
          </draw:image>
        </draw:frame>
        <draw:frame draw:style-name="gr2" draw:text-style-name="P6" draw:layer="layout" svg:width="4.44cm" svg:height="1.269cm" svg:x="27.555cm" svg:y="1.197cm">
          <draw:text-box>
            <text:p text:style-name="P1"><text:span text:style-name="T5">AUC = 0.96 </text:span></text:p>
          </draw:text-box>
        </draw:frame>
        <draw:frame draw:style-name="gr1" draw:text-style-name="P2" draw:layer="layout" svg:width="4.44cm" svg:height="1.268cm" svg:x="36.59cm" svg:y="1.2cm">
          <draw:text-box>
            <text:p text:style-name="P1"><text:span text:style-name="T1">AUC = 0.72 </text:span></text:p>
          </draw:text-box>
        </draw:frame>
        <draw:frame draw:style-name="gr2" draw:text-style-name="P6" draw:layer="layout" svg:width="4.44cm" svg:height="1.269cm" svg:x="45.254cm" svg:y="1.197cm">
          <draw:text-box>
            <text:p text:style-name="P1"><text:span text:style-name="T5">AUC = 0.9 </text:span></text:p>
          </draw:text-box>
        </draw:frame>
        <draw:frame draw:style-name="gr4" draw:text-style-name="P8" draw:layer="layout" svg:width="6.98cm" svg:height="6.76cm" svg:x="37.22cm" svg:y="0.94cm">
          <draw:image xlink:href="Pictures/10000001000001BD0000016DDED80EDAD6844957.png" xlink:type="simple" xlink:show="embed" xlink:actuate="onLoad" draw:mime-type="image/png">
            <text:p/>
          </draw:image>
        </draw:frame>
        <draw:frame draw:style-name="gr4" draw:text-style-name="P8" draw:layer="layout" svg:width="6.98cm" svg:height="6.76cm" svg:x="45.89cm" svg:y="1.04cm">
          <draw:image xlink:href="Pictures/10000001000001BD0000016DE7FB9A9FEAF3259F.png" xlink:type="simple" xlink:show="embed" xlink:actuate="onLoad" draw:mime-type="image/png">
            <text:p/>
          </draw:image>
        </draw:frame>
        <draw:frame draw:style-name="gr4" draw:text-style-name="P8" draw:layer="layout" svg:width="6.978cm" svg:height="6.747cm" svg:x="1.523cm" svg:y="9.169cm">
          <draw:image xlink:href="Pictures/10000001000001BD0000016D4CEFD68A58B3F832.png" xlink:type="simple" xlink:show="embed" xlink:actuate="onLoad" draw:mime-type="image/png">
            <text:p/>
          </draw:image>
        </draw:frame>
        <draw:frame draw:style-name="gr1" draw:text-style-name="P2" draw:layer="layout" svg:width="4.439cm" svg:height="1.268cm" svg:x="0.89cm" svg:y="9.423cm">
          <draw:text-box>
            <text:p text:style-name="P1"><text:span text:style-name="T1">AUC = 0.79 </text:span></text:p>
          </draw:text-box>
        </draw:frame>
        <draw:frame draw:style-name="gr2" draw:text-style-name="P6" draw:layer="layout" svg:width="4.439cm" svg:height="1.269cm" svg:x="9.551cm" svg:y="9.421cm">
          <draw:text-box>
            <text:p text:style-name="P1"><text:span text:style-name="T5">AUC = 0.91 </text:span></text:p>
          </draw:text-box>
        </draw:frame>
        <draw:frame draw:style-name="gr4" draw:text-style-name="P8" draw:layer="layout" svg:width="6.978cm" svg:height="6.747cm" svg:x="10.191cm" svg:y="9.171cm">
          <draw:image xlink:href="Pictures/10000001000001BD0000016D500035EEE1BA4D0D.png" xlink:type="simple" xlink:show="embed" xlink:actuate="onLoad" draw:mime-type="image/png">
            <text:p/>
          </draw:image>
        </draw:frame>
        <draw:frame draw:style-name="gr4" draw:text-style-name="P8" draw:layer="layout" svg:width="6.976cm" svg:height="6.747cm" svg:x="19.521cm" svg:y="9.14cm">
          <draw:image xlink:href="Pictures/10000001000001BD0000016D03E615801E3E8957.png" xlink:type="simple" xlink:show="embed" xlink:actuate="onLoad" draw:mime-type="image/png">
            <text:p/>
          </draw:image>
        </draw:frame>
        <draw:frame draw:style-name="gr1" draw:text-style-name="P2" draw:layer="layout" svg:width="4.44cm" svg:height="1.268cm" svg:x="18.891cm" svg:y="9.4cm">
          <draw:text-box>
            <text:p text:style-name="P1"><text:span text:style-name="T1">AUC = 0.86 </text:span></text:p>
          </draw:text-box>
        </draw:frame>
        <draw:frame draw:style-name="gr4" draw:text-style-name="P8" draw:layer="layout" svg:width="6.976cm" svg:height="6.747cm" svg:x="28.19cm" svg:y="9.143cm">
          <draw:image xlink:href="Pictures/10000001000001BD0000016DB2B83A6ACD780535.png" xlink:type="simple" xlink:show="embed" xlink:actuate="onLoad" draw:mime-type="image/png">
            <text:p/>
          </draw:image>
        </draw:frame>
        <draw:frame draw:style-name="gr2" draw:text-style-name="P6" draw:layer="layout" svg:width="4.44cm" svg:height="1.269cm" svg:x="27.555cm" svg:y="9.397cm">
          <draw:text-box>
            <text:p text:style-name="P1"><text:span text:style-name="T5">AUC = 0.96 </text:span></text:p>
          </draw:text-box>
        </draw:frame>
        <draw:frame draw:style-name="gr1" draw:text-style-name="P2" draw:layer="layout" svg:width="4.44cm" svg:height="1.268cm" svg:x="36.59cm" svg:y="9.4cm">
          <draw:text-box>
            <text:p text:style-name="P1"><text:span text:style-name="T1">AUC = 0.72 </text:span></text:p>
          </draw:text-box>
        </draw:frame>
        <draw:frame draw:style-name="gr2" draw:text-style-name="P6" draw:layer="layout" svg:width="4.44cm" svg:height="1.269cm" svg:x="45.254cm" svg:y="9.397cm">
          <draw:text-box>
            <text:p text:style-name="P1"><text:span text:style-name="T5">AUC = 0.9 </text:span></text:p>
          </draw:text-box>
        </draw:frame>
        <draw:frame draw:style-name="gr4" draw:text-style-name="P8" draw:layer="layout" svg:width="6.98cm" svg:height="6.76cm" svg:x="37.22cm" svg:y="9.14cm">
          <draw:image xlink:href="Pictures/10000001000001BD0000016DDED80EDAD6844957.png" xlink:type="simple" xlink:show="embed" xlink:actuate="onLoad" draw:mime-type="image/png">
            <text:p/>
          </draw:image>
        </draw:frame>
        <draw:frame draw:style-name="gr4" draw:text-style-name="P8" draw:layer="layout" svg:width="6.98cm" svg:height="6.76cm" svg:x="45.89cm" svg:y="9.24cm">
          <draw:image xlink:href="Pictures/10000001000001BD0000016DE7FB9A9FEAF3259F.png" xlink:type="simple" xlink:show="embed" xlink:actuate="onLoad" draw:mime-type="image/png">
            <text:p/>
          </draw:image>
        </draw:frame>
        <draw:frame draw:style-name="gr3" draw:text-style-name="P10" draw:layer="layout" svg:width="7cm" svg:height="1.517cm" draw:transform="rotate (1.5707963267949) translate (-0.1cm 8cm)">
          <draw:text-box>
            <text:p text:style-name="P9"><text:span text:style-name="T7">PHENOFIT</text:span></text:p>
          </draw:text-box>
        </draw:frame>
        <draw:frame draw:style-name="gr3" draw:text-style-name="P10" draw:layer="layout" svg:width="7cm" svg:height="1.517cm" draw:transform="rotate (1.5707963267949) translate (-0.099cm 16cm)">
          <draw:text-box>
            <text:p text:style-name="P9"><text:span text:style-name="T7">CASTANEA</text:span></text:p>
          </draw:text-box>
        </draw:frame>
        <draw:custom-shape draw:style-name="gr5" draw:text-style-name="P11" draw:layer="layout" svg:width="0.75cm" svg:height="1.75cm" draw:transform="rotate (1.5707963267949) translate (8.4cm 5.3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1" draw:layer="layout" svg:width="0.75cm" svg:height="1.75cm" draw:transform="rotate (1.5707963267949) translate (8.401cm 13.6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1" draw:layer="layout" svg:width="0.75cm" svg:height="1.75cm" draw:transform="rotate (1.5707963267949) translate (26.402cm 13.6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1" draw:layer="layout" svg:width="0.75cm" svg:height="1.75cm" draw:transform="rotate (1.5707963267949) translate (26.403cm 5.3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1" draw:layer="layout" svg:width="0.75cm" svg:height="1.75cm" draw:transform="rotate (1.5707963267949) translate (44.104cm 5.3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1" draw:layer="layout" svg:width="0.75cm" svg:height="1.75cm" draw:transform="rotate (1.5707963267949) translate (44.105cm 13.6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3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2-10-28T11:01:48.738000000</meta:creation-date>
    <dc:date>2022-11-08T15:40:35.134000000</dc:date>
    <dc:creator>Victor Van der Meersch</dc:creator>
    <meta:editing-duration>PT20H45M43S</meta:editing-duration>
    <meta:editing-cycles>19</meta:editing-cycles>
    <meta:generator>LibreOffice/7.2.4.1$Windows_X86_64 LibreOffice_project/27d75539669ac387bb498e35313b970b7fe9c4f9</meta:generator>
    <meta:document-statistic meta:object-count="51"/>
  </office:meta>
</office:document-meta>
</file>